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fa0" officeooo:paragraph-rsid="00061047"/>
    </style:style>
    <style:style style:name="P2" style:family="paragraph" style:parent-style-name="Standard">
      <style:text-properties officeooo:rsid="0042569c" officeooo:paragraph-rsid="00061047"/>
    </style:style>
    <style:style style:name="P3" style:family="paragraph" style:parent-style-name="Standard">
      <style:text-properties officeooo:rsid="0043e4ce" officeooo:paragraph-rsid="00061047"/>
    </style:style>
    <style:style style:name="P4" style:family="paragraph" style:parent-style-name="Standard">
      <style:text-properties officeooo:rsid="004404ae" officeooo:paragraph-rsid="00061047"/>
    </style:style>
    <style:style style:name="P5" style:family="paragraph" style:parent-style-name="Standard">
      <style:text-properties style:font-name="Dudu Cyryllic" officeooo:rsid="0002c9a7" officeooo:paragraph-rsid="00061047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tyle="italic" officeooo:rsid="0002c9a7" officeooo:paragraph-rsid="00061047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02c9a7" officeooo:paragraph-rsid="00061047" style:font-style-asian="italic" style:font-style-complex="italic"/>
    </style:style>
    <style:style style:name="P8" style:family="paragraph" style:parent-style-name="Standard">
      <style:text-properties officeooo:rsid="0002c9a7" officeooo:paragraph-rsid="00061047"/>
    </style:style>
    <style:style style:name="P9" style:family="paragraph" style:parent-style-name="Standard">
      <style:text-properties officeooo:rsid="00037800" officeooo:paragraph-rsid="00061047"/>
    </style:style>
    <style:style style:name="P10" style:family="paragraph" style:parent-style-name="Standard">
      <style:text-properties officeooo:rsid="00c065a0" officeooo:paragraph-rsid="00061047"/>
    </style:style>
    <style:style style:name="P11" style:family="paragraph" style:parent-style-name="Standard">
      <style:text-properties officeooo:rsid="0004f23a" officeooo:paragraph-rsid="00061047"/>
    </style:style>
    <style:style style:name="P12" style:family="paragraph" style:parent-style-name="Heading_20_2">
      <style:paragraph-properties fo:text-align="center" style:justify-single-word="false"/>
      <style:text-properties style:font-name="Dudu Cyryllic" officeooo:rsid="0042569c" officeooo:paragraph-rsid="00061047"/>
    </style:style>
    <style:style style:name="T1" style:family="text">
      <style:text-properties officeooo:rsid="00bed7cc"/>
    </style:style>
    <style:style style:name="T2" style:family="text">
      <style:text-properties officeooo:rsid="00bf735b"/>
    </style:style>
    <style:style style:name="T3" style:family="text">
      <style:text-properties officeooo:rsid="009654a1"/>
    </style:style>
    <style:style style:name="T4" style:family="text">
      <style:text-properties officeooo:rsid="0043e4ce"/>
    </style:style>
    <style:style style:name="T5" style:family="text">
      <style:text-properties officeooo:rsid="0007ce53"/>
    </style:style>
    <style:style style:name="T6" style:family="text">
      <style:text-properties officeooo:rsid="00605b50"/>
    </style:style>
    <style:style style:name="T7" style:family="text">
      <style:text-properties officeooo:rsid="007a7b46"/>
    </style:style>
    <style:style style:name="T8" style:family="text">
      <style:text-properties officeooo:rsid="02b9912a"/>
    </style:style>
    <style:style style:name="T9" style:family="text">
      <style:text-properties officeooo:rsid="00c065a0"/>
    </style:style>
    <style:style style:name="T10" style:family="text">
      <style:text-properties officeooo:rsid="0060c976"/>
    </style:style>
    <style:style style:name="T11" style:family="text">
      <style:text-properties officeooo:rsid="00037800"/>
    </style:style>
    <style:style style:name="T12" style:family="text">
      <style:text-properties officeooo:rsid="00c1850a"/>
    </style:style>
    <style:style style:name="T13" style:family="text">
      <style:text-properties officeooo:rsid="00050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2">Ближе к осени мама начала обучать меня чтению Азбуки.</text:p>
      <text:p text:style-name="P2">Там повсюду картинки, <text:span text:style-name="T1">а</text:span> буквы нанизаны на чёрточки, чтоб легче складывались слова. Но <text:span text:style-name="T1">они</text:span> никак не хотели складываться.</text:p>
      <text:p text:style-name="P2">Иногда я пробовал обмануть и, глядя на картинку, говорил:</text:p>
      <text:p text:style-name="P2">- Лы-у-ны-а... Луна!</text:p>
      <text:p text:style-name="P2">Но мама отвечала:</text:p>
      <text:p text:style-name="P2">- Не ври, это «ме-сяц».</text:p>
      <text:p text:style-name="P2">Пришлось, пыхтя, складывать слоги в слова и через несколько недель я уже мог нараспев читать тексты в конце книги, где комбайн жнёт колосья в колхозном поле...</text:p>
      <text:p text:style-name="P2"/>
      <text:p text:style-name="P2">На бабку <text:span text:style-name="T1">совсем не повлияло</text:span> заявление Юрия Гагарина про то, что пока он летал, то никакого Бога там не видел.</text:p>
      <text:p text:style-name="P3">Она начала скрытно вести среди меня свою анти-атеистическую пропаганду.</text:p>
      <text:p text:style-name="P3">Что, мол, Бог всё может и всё знает, а главное: чего попросишь — сделает.</text:p>
      <text:p text:style-name="P3">Всего и делов-то — регулярно ему молиться.</text:p>
      <text:p text:style-name="P3">Зато потом, в школе, с Божьей помощью, всё будет как надо: попрошу пятёрочку — получу пятёрочку.</text:p>
      <text:p text:style-name="P3">И я — дрогнул; <text:span text:style-name="T1">я </text:span>поддался её агитации, хот<text:span text:style-name="T1">я</text:span> и не показывал виду.</text:p>
      <text:p text:style-name="P3">Я стал верующим.</text:p>
      <text:p text:style-name="P3">Правда, тому, <text:span text:style-name="T2">что полагается делать верующим,</text:span> меня никто не учил. Пришлось самому изобретать обряды.</text:p>
      <text:p text:style-name="P3">Спускаясь во двор играть, <text:span text:style-name="T2">я </text:span>в подъезде на минутку заскакивал в укромное место — позади подвальной двери — и не шептал даже, <text:span text:style-name="T3">а </text:span>просто говорил в уме:</text:p>
      <text:p text:style-name="P3">- Ладно, Бог, ты сам всё знаешь. Видишь — крещусь вот.</text:p>
      <text:p text:style-name="P3">И накладывал крестное знамение где-то в области пупка.</text:p>
      <text:p text:style-name="P3">Однако, когда до школы оставалась <text:span text:style-name="T2">всего</text:span> неделя, <text:s/>что-то во мне взбунтовалось и я стал богоотступником. </text:p>
      <text:p text:style-name="P3">Я отрёкся от Него. </text:p>
      <text:p text:style-name="P3">Причём, <text:span text:style-name="T2">громогласно, </text:span>не прячась. В открытую.</text:p>
      <text:p text:style-name="P3">Я вышел в поле <text:span text:style-name="T3">для</text:span> футбол<text:span text:style-name="T3">а</text:span>, <text:span text:style-name="T2">вдоль дороги между кварталом и мусоркой, и громко-громко проорал:</text:span></text:p>
      <text:p text:style-name="P4">- Бога нет!</text:p>
      <text:p text:style-name="P4"><text:span text:style-name="T2">В</text:span>округ <text:span text:style-name="T4">— </text:span>ни <text:span text:style-name="T2">души</text:span>, <text:span text:style-name="T2">но, на всякий случай,</text:span> <text:s/>я <text:span text:style-name="T2">принял меры предосторожности и </text:span>рассудил, что если кто-то всё-таки услышит, например, случайно позади забора в мусорке, то сразу <text:span text:style-name="T2">же и</text:span> подумает: «Ага! Раз кричит, что нету, значит перед этим думал, что есть!»</text:p>
      <text:p text:style-name="P4"><text:span text:style-name="T2">А это с</text:span>тыдно же для мальчика, который на днях станет школьником.</text:p>
      <text:p text:style-name="P4">Поэтому вместо чётких слогов богохульного отречения я выкрикнул неразличимые гласные:</text:p>
      <text:p text:style-name="P4">- Ы-ы ы!</text:p>
      <text:p text:style-name="P4">Ничего не произошло. </text:p>
      <text:p text:style-name="P4"><text:span text:style-name="T2">Снова задрав голову, я</text:span> повторил вопль, а затем, в виде точки свои<text:span text:style-name="T2">м</text:span> отношени<text:span text:style-name="T2">ям</text:span> с Богом, плюнул в небо.</text:p>
      <text:p text:style-name="P4">Ни грома, <text:span text:style-name="T3">ни</text:span> молни<text:span text:style-name="T3">и</text:span> не последовало, только обращённым к небу лицом я почувствовал, как плевок вернулся измельчёнными капельками.</text:p>
      <text:p text:style-name="P4">Не точка, так многоточие... Какая разница?</text:p>
      <text:p text:style-name="P4">И я пошёл домой освобождённый...</text:p>
      <text:p text:style-name="P5"/>
      <text:p text:style-name="P6"><text:span text:style-name="T5">(...</text:span><text:bookmark-start text:name="__DdeLink__53550_256071390"/><text:span text:style-name="T5">м</text:span>икрослюнные осадки, окропившие, <text:s/>в результате богоборческого плевка в небо, лицо <text:span text:style-name="T6">семилетнего меня, </text:span><text:s/><text:span text:style-name="T7">неоспоримо доказывали</text:span> моё <text:s/>неумение делать выводы из личного опыта: (подброшенные горсти песка всегда осыпались вниз), </text:p>
      <text:p text:style-name="P7"><text:soft-page-break/>а также полное <text:span text:style-name="T6">неведение о выводах</text:span> Исаак<text:span text:style-name="T6">а</text:span> Ньютон<text:span text:style-name="T6">а в его законе на ту же тему; юному атеисту и впрямь пришла пора бултыхнуться в неизбежный поток обязательного школьного образования</text:span><text:bookmark-end text:name="__DdeLink__53550_256071390"/>...<text:span text:style-name="T5">)</text:span></text:p>
      <text:p text:style-name="P5"/>
      <text:p text:style-name="P8">Нескончаемо долгое лето сжалилось над моей беспросветностью и передало меня сентябрю, когда, обряженный в синеватый костюмчик с оловянно блестящими пуговицами, с чубчиком подстриженным в настоящей мужской парикмахерской, куда мама <text:span text:style-name="T3">с</text:span>водила меня <text:span text:style-name="T8">накануне</text:span> <text:span text:style-name="T8">для того, чтобы, </text:span>стискивая в ладони обёрнутые газетой стебли георгинов, с вечера принесённых из палисадничка папиного друга дяди Зацепина, у которого чёрный мотоцикл с коляской, <text:span text:style-name="T9">я </text:span>пошёл первый раз в первый класс <text:s/><text:span text:style-name="T3">под присмотром</text:span> мамы.</text:p>
      <text:p text:style-name="P8">Уже не вспомнить: вела ли она меня за руку, или мне <text:span text:style-name="T9">всё же </text:span>удалось-<text:span text:style-name="T10">таки</text:span> настоять, что <text:span text:style-name="T9">я </text:span>сам понесу тёмно-коричневый портфельчик.</text:p>
      <text:p text:style-name="P8">Мы спускались по той же дороге, что и в садик, <text:span text:style-name="T9">по ней уже</text:span> давным-давно не <text:span text:style-name="T9">ходили</text:span> <text:span text:style-name="T9">плотные колонны </text:span>зэков,<text:span text:style-name="T3"> и в то утро</text:span> шагали вразнобой <text:span text:style-name="T9">други</text:span>е будущие первоклассники с родителями и разнокалиберные школьники <text:span text:style-name="T9">постарше</text:span> — группками и по отдельности.</text:p>
      <text:p text:style-name="P8">Но под горкой мы не свернули на широкую тропу <text:s/>к садику, а <text:span text:style-name="T9">по</text:span>шли прям<text:span text:style-name="T9">иком</text:span> к казармам учебки с распахнутыми воротами, чтобы пересечь <text:span text:style-name="T11">и покинуть </text:span>её двор через боковую калитку, <text:span text:style-name="T9">а там, по торной тропе, подняться между высоких елей и серых стволов осин на взгорок, за которым опять начинался длинный спуск через лиственный лес, с болотом по правой стороне, к короткому, но крутому подъёму на дорогу заходящую в открытые ворота территории школы позади забора из брусьев.</text:span></text:p>
      <text:p text:style-name="P9">Внутри территории дорога подводила к бетонным ступеням, что подымались к неширокой дорожке перед входом в двухэтажное здание школы, с рядами широких окон.</text:p>
      <text:p text:style-name="P9">В школу мы не зашли, а зачем-то долго стояли, а большие школьники бегали туда-сюда и на них покрикивали. </text:p>
      <text:p text:style-name="P9">Потом нас, первоклашек, выстроили в одну линию.</text:p>
      <text:p text:style-name="P9">Родители остались за спиной, но всё-таки рядом, и мы ещё постояли со своими цветами и портфелями, пока нам не сказали встать п<text:span text:style-name="T3">ó-</text:span>двое и идти за пожилой женщиной в класс.</text:p>
      <text:p text:style-name="P9">Мы нестройно двинулись, какая-то девочка разревелась: её стали утешать на ходу.</text:p>
      <text:p text:style-name="P9">Я оглянулся на маму.</text:p>
      <text:p text:style-name="P9">Она улыбалась и говорила уже не слыхать что, и помахала мне рукой. </text:p>
      <text:p text:style-name="P9">Черноволосая, молодая, красивая...</text:p>
      <text:p text:style-name="P10"/>
      <text:p text:style-name="P9">Дома мама всем сказала, что Серафима Сергеевна Касьянова <text:span text:style-name="T8">очень </text:span>опытная и хорошо, что я попал <text:span text:style-name="T3">именно </text:span>к ней.</text:p>
      <text:p text:style-name="P11">Поначалу <text:span text:style-name="T8">опытная учительница</text:span> обучала нас писать карандашом в тетрадях в косую линейку, <text:span text:style-name="T3">чтоб</text:span> вырабатыва<text:span text:style-name="T3">лся</text:span> почерк с наклоном. </text:p>
      <text:p text:style-name="P11">Мы писали нескончаемые строчки палочек и крючочков, из которых в дальнейшем составятся буквы.</text:p>
      <text:p text:style-name="P11">Прошла целая вечность, прежде чем учительница объявила, что мы начинаем писать ручками и назавтра надо принести их с собой в школу вместе с чернильницами-невыливайками и сменными перьями.</text:p>
      <text:p text:style-name="P11">Такие ручки — изящные деревянные палочки в яркой однотонной окраске с манжетиками из светлой жести на конце, куда вставляется перо, я и без того каждый день приносил с собой в деревянном пенале с продольной выдвижной крышечкой.</text:p>
      <text:p text:style-name="P11">А пластмассовые невыливайки и впрямь удерживали чернила в своих двойных стенках, если случайно опрокинешь, или <text:span text:style-name="T12">нарочно</text:span> перевернёшь кверх <text:span text:style-name="T3">тормашками</text:span>.</text:p>
      <text:p text:style-name="P11">Перо обмакивалось в чернильницу, но не слишком глубоко, потому что если наберёшь на перо слишком много чернил, <text:s/>они стекут на тетрадный лист и получится клякса.</text:p>
      <text:p text:style-name="P11">Одного обмака хватает на пару слов, а потом — снова макай.</text:p>
      <text:p text:style-name="P11">В школе чернильницы стояли по одной на каждую парту <text:span text:style-name="T13">и двое соседей макали туда перья своих ручек по очереди.</text:span></text:p>
      <text:p text:style-name="P1"><text:soft-page-break/>Кончик у сменных перьев был раздвоен, но плотно теснящиеся друг к другу половинки оставляли на бумаге тонкую линию (если не забудешь обмакнуть перо в чернильницу), зато при нажиме на ручку они плавно раздвигались, чтобы линия стала пошире.</text:p>
      <text:p text:style-name="P1">Чередование тонких и жирных линий с равномерными переходами из одной в другую, запечатлённые в прекрасных образцах учебника по чистописанию, приводили меня в отчаяние своей недостижимостью.</text:p>
      <text:p text:style-name="P1"/>
      <text:p text:style-name="P1">Позднее, уже в третьем классе, я освоил ещё одно применение школьных пёрышек.</text:p>
      <text:p text:style-name="P1">Если воткнёшь перо в бок яблока, провернёшь, а потом вытащишь, то в нём останется маленький конус яблочной плоти, а в самом яблоке — аккуратное отверстие, куда можно вставить полученный конусик, предварительно перевернув.</text:p>
      <text:p text:style-name="P1">Получается яблоко с рогом. Добавляешь ещё таких рожков, и оно начинает смахивать на морскую мину, или ежа — в зависимости от усидчивости рукодела.</text:p>
      <text:p text:style-name="P1">Потом своё художество можно съесть, но вкус яблочного мутанта мне не нравился.</text:p>
      <text:p text:style-name="P1">А год спустя, в четвёртом классе, пёрышки учеников превращались в метательное оружие.</text:p>
      <text:p text:style-name="P1">Одна половинка раздвоенного носика обламывается, а заокругленный конец задней части надо расщепить, чтобы вставить в трещинку бумажный хвостик-стабилизатор для ровного полёта по прямой.</text:p>
      <text:p text:style-name="P1">Теперь бросай свой дротик во что-то деревянное: дверь, доску, оконную раму — он там воткнётся колющей половинкой носика и заторчи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36:02.669280332</meta:creation-date>
    <dc:date>2017-02-27T20:36:08.654218367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4" meta:word-count="1103" meta:character-count="7239" meta:non-whitespace-character-count="6171"/>
    <meta:generator>LibreOffice/4.3.3.2$Linux_x86 LibreOffice_project/430m0$Build-2</meta:generator>
  </office:meta>
</office:document-meta>
</file>